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207bcf" officeooo:paragraph-rsid="00294f95"/>
    </style:style>
    <style:style style:name="P4" style:family="paragraph" style:parent-style-name="Heading_20_2">
      <style:text-properties officeooo:rsid="00230dab" officeooo:paragraph-rsid="00275500"/>
    </style:style>
    <style:style style:name="P5" style:family="paragraph" style:parent-style-name="Heading_20_1" style:list-style-name=""/>
    <style:style style:name="P6" style:family="paragraph" style:parent-style-name="Heading_20_1">
      <style:paragraph-properties fo:break-before="page"/>
      <style:text-properties officeooo:paragraph-rsid="00294f95"/>
    </style:style>
    <style:style style:name="T1" style:family="text">
      <style:text-properties officeooo:rsid="00294f95"/>
    </style:style>
    <style:style style:name="T2" style:family="text">
      <style:text-properties officeooo:rsid="0029ab26"/>
    </style:style>
    <style:style style:name="T3" style:family="text">
      <style:text-properties officeooo:rsid="002b121e"/>
    </style:style>
    <style:style style:name="T4" style:family="text">
      <style:text-properties officeooo:rsid="002e677c"/>
    </style:style>
    <style:style style:name="T5" style:family="text">
      <style:text-properties officeooo:rsid="002efbd8"/>
    </style:style>
    <style:style style:name="T6" style:family="text">
      <style:text-properties officeooo:rsid="00323cb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{{basecontent.name}}<text:tab/>1</text:p>
          <text:p text:style-name="P1">Imágenes<text:tab/>1</text:p>
        </text:index-body>
      </text:table-of-content>
      <text:h text:style-name="P5" text:outline-level="1"/>
      <text:h text:style-name="P6" text:outline-level="1">{{basecontent.name}}</text:h>
      <text:p text:style-name="P3"><text:span text:style-name="T1"/></text:p>
      <text:p text:style-name="Text_20_body">{{basecontent.description}}</text:p>
      <text:h text:style-name="P4" text:outline-level="2">Imágenes</text:h>
      <text:p text:style-name="Standard">{% load odtexport_templates %}</text:p>
      <text:p text:style-name="Standard">{% images_rendering basecontent %}</text:p>
      <text:p text:style-name="Standard"/>
      <text:h text:style-name="Heading_20_2" text:outline-level="2"><text:span text:style-name="T6">Mapa</text:span></text:h>
      <text:p text:style-name="Standard">{% if basecontent.location.has_location %}</text:p>
      <text:p text:style-name="Standard">{% render_gmap basecontent %}</text:p>
      <text:p text:style-name="Standard">{% endif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Recio</meta:initial-creator>
    <meta:creation-date>2010-11-02T16:04:56</meta:creation-date>
    <dc:date>2010-11-04T14:00:24</dc:date>
    <dc:creator>Pablo Recio</dc:creator>
    <meta:editing-duration>PT05H02M59S</meta:editing-duration>
    <meta:editing-cycles>25</meta:editing-cycles>
    <meta:generator>OpenOffice.org/3.2$Linux OpenOffice.org_project/320m19$Build-9505</meta:generator>
    <meta:document-statistic meta:table-count="0" meta:image-count="0" meta:object-count="0" meta:page-count="2" meta:paragraph-count="12" meta:word-count="30" meta:character-count="254"/>
  </office:meta>
</office:document-meta>
</file>